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" style:family="table">
      <style:table-properties style:width="17cm" table:align="margins" style:writing-mode="lr-tb"/>
    </style:style>
    <style:style style:name="Tabela2.A" style:family="table-column">
      <style:table-column-properties style:column-width="2.429cm" style:rel-column-width="9362*"/>
    </style:style>
    <style:style style:name="Tabela2.G" style:family="table-column">
      <style:table-column-properties style:column-width="2.429cm" style:rel-column-width="9363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6" style:family="paragraph" style:parent-style-name="Table_20_Contents">
      <style:paragraph-properties fo:text-align="center" style:justify-single-word="false" fo:background-color="#00ff00">
        <style:background-image/>
      </style:paragraph-properties>
      <style:text-properties fo:font-size="9pt" style:font-size-asian="9pt" style:font-size-complex="9pt"/>
    </style:style>
    <style:style style:name="P7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8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9" style:family="paragraph" style:parent-style-name="Standard" style:list-style-name="WW8Num2">
      <style:paragraph-properties>
        <style:tab-stops>
          <style:tab-stop style:position="0cm"/>
        </style:tab-stops>
      </style:paragraph-properties>
    </style:style>
    <style:style style:name="P10" style:family="paragraph" style:parent-style-name="Standard" style:list-style-name="WW8Num4">
      <style:paragraph-properties>
        <style:tab-stops>
          <style:tab-stop style:position="0cm"/>
        </style:tab-stops>
      </style:paragraph-properties>
    </style:style>
    <style:style style:name="P11" style:family="paragraph" style:parent-style-name="Standard" style:list-style-name="WW8Num5">
      <style:paragraph-properties>
        <style:tab-stops>
          <style:tab-stop style:position="0cm"/>
        </style:tab-stops>
      </style:paragraph-properties>
      <style:text-properties fo:background-color="#ffff00"/>
    </style:style>
    <style:style style:name="P12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2"><text:file-name text:display="name">UC01.03.00 - Manter Turmas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3" office:value-type="date" office:date-value="2010-12-17">
            <text:p text:style-name="P1">17/12/10</text:p>
          </table:table-cell>
          <table:table-cell table:style-name="Tabela1.A2" office:value-type="string">
            <text:p text:style-name="P1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12" text:outline-level="3">Pré-condições</text:h>
      <text:list xml:id="list40691487" text:style-name="WW8Num5">
        <text:list-item>
          <text:p text:style-name="P8">Usuário autenticado com permissão de Coordenador Acadêmico;</text:p>
        </text:list-item>
        <text:list-item>
          <text:p text:style-name="P8">Usuário acionou a opção Criar/Editar no menu Turmas;</text:p>
        </text:list-item>
      </text:list>
      <text:list xml:id="list40686435" text:style-name="WW8Num2">
        <text:list-header>
          <text:p text:style-name="P9"/>
        </text:list-header>
      </text:list>
      <text:h text:style-name="P12" text:outline-level="3">Atores</text:h>
      <text:p text:style-name="Text_20_body">Coordenador (primário)</text:p>
      <text:h text:style-name="P12" text:outline-level="3">Fluxo Principal</text:h>
      <text:list xml:id="list40684597" text:continue-list="list40691487" text:style-name="WW8Num5">
        <text:list-item text:start-value="1">
          <text:p text:style-name="P8"><text:bookmark-start text:name="__DdeLink__512_443281146"/>Sistema exibe uma lista de cursos, cada entrada contendo Sigla e Nome do Curso. P.ex. TASI - <text:s/>Tecnologia em Análise de Sistemas Informatizados;</text:p>
        </text:list-item>
        <text:list-item>
          <text:p text:style-name="P8">Usuário seleciona o curso;</text:p>
        </text:list-item>
        <text:list-item>
          <text:p text:style-name="P8">Sistema exibe a lista de período letivos existentes para esse curso, em ordem cronológica inversa, selecionando o período letivo vigente mais recentemente;</text:p>
        </text:list-item>
        <text:list-item>
          <text:p text:style-name="P8">Sistema solicita o turno, selecionando a opção padrão todos;</text:p>
        </text:list-item>
        <text:list-item>
          <text:p text:style-name="P8">Usuário informa o turno;</text:p>
        </text:list-item>
        <text:list-item>
          <text:p text:style-name="P8">Sistema exibe uma lista de turmas que atendem ao critério informado, ordenadas por Situação, Turno, Grade e Sigla. Para cada turma o sistema exibe:</text:p>
          <text:list>
            <text:list-item>
              <text:p text:style-name="P8">Turno (p.ex. MANHÃ)</text:p>
            </text:list-item>
            <text:list-item>
              <text:p text:style-name="P8">Grade de Horário (p.ex. A)</text:p>
            </text:list-item>
            <text:list-item>
              <text:p text:style-name="P8">Sigla e Nome da Disciplina</text:p>
            </text:list-item>
            <text:list-item>
              <text:p text:style-name="P8">Professor (se estiver selecionado)</text:p>
            </text:list-item>
            <text:list-item>
              <text:p text:style-name="P8">Situação da Turma (PLANEJADA, LIBERADA, etc.)<text:bookmark-end text:name="__DdeLink__512_443281146"/></text:p>
            </text:list-item>
            <text:list-item>
              <text:p text:style-name="P8">Opção Consultar;</text:p>
            </text:list-item>
            <text:list-item>
              <text:p text:style-name="P8">Opção Editar;</text:p>
            </text:list-item>
            <text:list-item>
              <text:p text:style-name="P8">Opção Mudar Situação, somente para turmas que não estejam nas situações cancelada ou finalizada;</text:p>
            </text:list-item>
          </text:list>
        </text:list-item>
        <text:list-item>
          <text:p text:style-name="P11">Sistema informa as disciplinas ainda não ofertadas, para o curso e o período letivo selecionado, cada entrada com as seguintes informações:</text:p>
          <text:list>
            <text:list-item>
              <text:p text:style-name="P11">Período da Matriz</text:p>
            </text:list-item>
            <text:list-item>
              <text:p text:style-name="P11">Turno</text:p>
            </text:list-item>
            <text:list-item>
              <text:p text:style-name="P11">Disciplina (Sigla e Nome). P.ex. ENG – Engenharia de Software</text:p>
            </text:list-item>
          </text:list>
        </text:list-item>
        <text:list-item>
          <text:p text:style-name="P8">Sistema exibe a opção Criar Turma;</text:p>
        </text:list-item>
        <text:list-item>
          <text:p text:style-name="P8">Usuário seleciona opção Consultar;</text:p>
        </text:list-item>
        <text:list-item>
          <text:p text:style-name="P8">Sistema exibe:</text:p>
          <text:list>
            <text:list-item>
              <text:p text:style-name="P8">Sigla do Curso e Nome do Curso (TASI – Análise de Sistemas Informatizados);</text:p>
            </text:list-item>
            <text:list-item>
              <text:p text:style-name="P8">Período Letivo da Turma (p.ex.: 2011.1);</text:p>
            </text:list-item>
            <text:list-item>
              <text:p text:style-name="P8">Data de início da vigência da matriz (P.ex.: 01/01/2006);</text:p>
            </text:list-item>
            <text:list-item>
              <text:p text:style-name="P8">Sigla e Nome da Disciplina (AC1 – Arquitetura de Computadores I);</text:p>
            </text:list-item>
            <text:list-item>
              <text:p text:style-name="P8">Créditos do Componente Curricular (p.ex. 6);</text:p>
            </text:list-item>
            <text:list-item>
              <text:p text:style-name="P8">Carga Horária do Componente Curricular (p.ex. 120 horas/aula);</text:p>
            </text:list-item>
            <text:list-item>
              <text:p text:style-name="P8">Período Letivo do Componente na Matriz (p.ex. 1º Período);</text:p>
            </text:list-item>
            <text:list-item>
              <text:p text:style-name="P8"><text:soft-page-break/>Tipo de Componente Curricular (p.ex. OBRIGATÓRIO);</text:p>
            </text:list-item>
            <text:list-item>
              <text:p text:style-name="P8">Grade de Horário (p.ex. B);</text:p>
            </text:list-item>
            <text:list-item>
              <text:p text:style-name="P8">Turno (p.ex. NOITE);</text:p>
            </text:list-item>
            <text:list-item>
              <text:p text:style-name="P8">Situação da Turma (p.ex. LIBERADA);</text:p>
            </text:list-item>
            <text:list-item>
              <text:p text:style-name="P8">Professor (se estiver registrado);</text:p>
            </text:list-item>
            <text:list-item>
              <text:p text:style-name="P8">Quantidade de Vagas;</text:p>
            </text:list-item>
            <text:list-item>
              <text:p text:style-name="P8">Sistema exibe a grade de alocações:</text:p>
              <text:list>
                <text:list-item>
                  <text:p text:style-name="P8">No cabeçalho o sistema exibe:</text:p>
                  <text:list>
                    <text:list-item>
                      <text:p text:style-name="P8">O período de alocação, de acordo com o sequencial do período previsto na matriz curricular para o componente selecionado. P.ex. (1o. Período);</text:p>
                    </text:list-item>
                    <text:list-item>
                      <text:p text:style-name="P8">Turno. P.ex. NOITE;</text:p>
                    </text:list-item>
                    <text:list-item>
                      <text:p text:style-name="P8">Grade de Horário;</text:p>
                    </text:list-item>
                  </text:list>
                </text:list-item>
                <text:list-item>
                  <text:p text:style-name="P8">Para a tabela de grade horária:</text:p>
                  <text:list>
                    <text:list-item>
                      <text:p text:style-name="P8">Nas colunas os dias da semana (p.ex. SEG, TER);</text:p>
                    </text:list-item>
                    <text:list-item>
                      <text:p text:style-name="P8">Nas linhas o tempo de aula numérico (p.ex. 1)</text:p>
                    </text:list-item>
                  </text:list>
                </text:list-item>
                <text:list-item>
                  <text:p text:style-name="P8">Para cada tempo de aula (célula da tabela) que a turma ocupe, o sistema exibe a sigla dela em destaque, com fundo verde, e entre parênteses a sala que ela ocupa. Para as demais alocações da mesma grade, o sistema exibe a sigla e a sala que ocupa em fonte normal;</text:p>
                </text:list-item>
                <text:list-item>
                  <text:p text:style-name="P8">Veja o exemplo abaixo para uma turma de uma disciplina de 6 tempos:</text:p>
                </text:list-item>
              </text:list>
            </text:list-item>
          </text:list>
        </text:list-item>
      </text:list>
      <text:p text:style-name="P5"/>
      <table:table table:name="Tabela2" table:style-name="Tabela2">
        <table:table-column table:style-name="Tabela2.A" table:number-columns-repeated="6"/>
        <table:table-column table:style-name="Tabela2.G"/>
        <table:table-row>
          <table:table-cell table:style-name="Tabela2.A1" table:number-columns-spanned="7" office:value-type="string">
            <text:p text:style-name="P2"><text:span text:style-name="T3">3</text:span>º Período - Turno: <text:span text:style-name="T3">NOITE</text:span> – Grade: <text:span text:style-name="T3">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">---</text:p>
          </table:table-cell>
          <table:table-cell table:style-name="Tabela2.A2" office:value-type="string">
            <text:p text:style-name="P2">SEG</text:p>
          </table:table-cell>
          <table:table-cell table:style-name="Tabela2.A2" office:value-type="string">
            <text:p text:style-name="P2">TER</text:p>
          </table:table-cell>
          <table:table-cell table:style-name="Tabela2.A2" office:value-type="string">
            <text:p text:style-name="P2">QUA</text:p>
          </table:table-cell>
          <table:table-cell table:style-name="Tabela2.A2" office:value-type="string">
            <text:p text:style-name="P2">QUI</text:p>
          </table:table-cell>
          <table:table-cell table:style-name="Tabela2.A2" office:value-type="string">
            <text:p text:style-name="P2">SEX</text:p>
          </table:table-cell>
          <table:table-cell table:style-name="Tabela2.G2" office:value-type="string">
            <text:p text:style-name="P2">SÁB</text:p>
          </table:table-cell>
        </table:table-row>
        <table:table-row>
          <table:table-cell table:style-name="Tabela2.A3" office:value-type="float" office:value="1">
            <text:p text:style-name="P2">1</text:p>
          </table:table-cell>
          <table:table-cell table:style-name="Tabela2.A2" office:value-type="string">
            <text:p text:style-name="P3">GPS (Hídrida 1)</text:p>
          </table:table-cell>
          <table:table-cell table:style-name="Tabela2.A2" office:value-type="string">
            <text:p text:style-name="P6">OO1 (Hídrida 2)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EST (Hídrida 2)</text:p>
          </table:table-cell>
          <table:table-cell table:style-name="Tabela2.A2" office:value-type="string">
            <text:p text:style-name="P3">INT (Híbrida 4)</text:p>
          </table:table-cell>
          <table:table-cell table:style-name="Tabela2.G2" office:value-type="string">
            <text:p text:style-name="P3">SPB (Hídrida 2)</text:p>
          </table:table-cell>
        </table:table-row>
        <table:table-row>
          <table:table-cell table:style-name="Tabela2.A3" office:value-type="float" office:value="2">
            <text:p text:style-name="P2">2</text:p>
          </table:table-cell>
          <table:table-cell table:style-name="Tabela2.A2" office:value-type="string">
            <text:p text:style-name="P3">GPS (Hídrida 1)</text:p>
          </table:table-cell>
          <table:table-cell table:style-name="Tabela2.A2" office:value-type="string">
            <text:p text:style-name="P6">OO1 (Hídrida 2)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EST (Hídrida 2)</text:p>
          </table:table-cell>
          <table:table-cell table:style-name="Tabela2.A2" office:value-type="string">
            <text:p text:style-name="P3">INT (Híbrida 4)</text:p>
          </table:table-cell>
          <table:table-cell table:style-name="Tabela2.G2" office:value-type="string">
            <text:p text:style-name="P3">SPB (Hídrida 2)</text:p>
          </table:table-cell>
        </table:table-row>
        <table:table-row>
          <table:table-cell table:style-name="Tabela2.A3" office:value-type="float" office:value="3">
            <text:p text:style-name="P2">3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6">OO1 (Hídrida 2)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EST (Hídrida 2)</text:p>
          </table:table-cell>
          <table:table-cell table:style-name="Tabela2.A2" office:value-type="string">
            <text:p text:style-name="P3">INT (Híbrida 4)</text:p>
          </table:table-cell>
          <table:table-cell table:style-name="Tabela2.G2" office:value-type="string">
            <text:p text:style-name="P3">SPB (Hídrida 2)</text:p>
          </table:table-cell>
        </table:table-row>
        <table:table-row>
          <table:table-cell table:style-name="Tabela2.A3" office:value-type="float" office:value="4">
            <text:p text:style-name="P2">4</text:p>
          </table:table-cell>
          <table:table-cell table:style-name="Tabela2.A2" office:value-type="string">
            <text:p text:style-name="P3">ESD (Hídrida 1)</text:p>
          </table:table-cell>
          <table:table-cell table:style-name="Tabela2.A2" office:value-type="string">
            <text:p text:style-name="P3">OO1 (Hídrida 3)</text:p>
          </table:table-cell>
          <table:table-cell table:style-name="Tabela2.A2" office:value-type="string">
            <text:p text:style-name="P6">OO1 (Múltipla)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INT (Híbrida 4)</text:p>
          </table:table-cell>
          <table:table-cell table:style-name="Tabela2.G2" office:value-type="string">
            <text:p text:style-name="P3">SPB (Hídrida 2)</text:p>
          </table:table-cell>
        </table:table-row>
        <table:table-row>
          <table:table-cell table:style-name="Tabela2.A3" office:value-type="float" office:value="5">
            <text:p text:style-name="P2">5</text:p>
          </table:table-cell>
          <table:table-cell table:style-name="Tabela2.A2" office:value-type="string">
            <text:p text:style-name="P3">ESD (Hídrida 1)</text:p>
          </table:table-cell>
          <table:table-cell table:style-name="Tabela2.A2" office:value-type="string">
            <text:p text:style-name="P3">OO1 (Hídrida 3)</text:p>
          </table:table-cell>
          <table:table-cell table:style-name="Tabela2.A2" office:value-type="string">
            <text:p text:style-name="P6">OO1 (Múltipla)</text:p>
          </table:table-cell>
          <table:table-cell table:style-name="Tabela2.A2" office:value-type="string">
            <text:p text:style-name="P3">RD1 (Hídriba 3)</text:p>
          </table:table-cell>
          <table:table-cell table:style-name="Tabela2.A2" office:value-type="string">
            <text:p text:style-name="P3">RD1 (Hídriba 3)</text:p>
          </table:table-cell>
          <table:table-cell table:style-name="Tabela2.G2" office:value-type="string">
            <text:p text:style-name="P3">SPB (Hídrida 2)</text:p>
          </table:table-cell>
        </table:table-row>
        <table:table-row>
          <table:table-cell table:style-name="Tabela2.A3" office:value-type="float" office:value="6">
            <text:p text:style-name="P2">6</text:p>
          </table:table-cell>
          <table:table-cell table:style-name="Tabela2.A2" office:value-type="string">
            <text:p text:style-name="P3"/>
          </table:table-cell>
          <table:table-cell table:style-name="Tabela2.A2" office:value-type="string">
            <text:p text:style-name="P3">OO1 (Hídrida 3)</text:p>
          </table:table-cell>
          <table:table-cell table:style-name="Tabela2.A2" office:value-type="string">
            <text:p text:style-name="P6">OO1 (Múltipla)</text:p>
          </table:table-cell>
          <table:table-cell table:style-name="Tabela2.A2" office:value-type="string">
            <text:p text:style-name="P3">RD1 (Hídriba 3)</text:p>
          </table:table-cell>
          <table:table-cell table:style-name="Tabela2.A2" office:value-type="string">
            <text:p text:style-name="P3">RD1 (Hídriba 3)</text:p>
          </table:table-cell>
          <table:table-cell table:style-name="Tabela2.G2" office:value-type="string">
            <text:p text:style-name="P3">SPB (Hídrida 2)</text:p>
          </table:table-cell>
        </table:table-row>
      </table:table>
      <text:p text:style-name="P5"/>
      <text:list xml:id="list40679004" text:continue-numbering="true" text:style-name="WW8Num5">
        <text:list-item>
          <text:p text:style-name="P8">O caso de uso é encerrado;</text:p>
        </text:list-item>
      </text:list>
      <text:p text:style-name="P5"/>
      <text:h text:style-name="P12" text:outline-level="3">Fluxo Alternativo 1</text:h>
      <text:list xml:id="list40701160" text:continue-list="list40679004" text:style-name="WW8Num5">
        <text:list-item text:start-value="1">
          <text:p text:style-name="P8">Usuário pode encerrar caso de uso a qualquer momento;</text:p>
        </text:list-item>
      </text:list>
      <text:list xml:id="list40687638" text:style-name="WW8Num4">
        <text:list-header>
          <text:p text:style-name="P10"/>
        </text:list-header>
      </text:list>
      <text:h text:style-name="P12" text:outline-level="3">Pós-condições</text:h>
      <text:list xml:id="list40695846" text:continue-list="list40701160" text:style-name="WW8Num5">
        <text:list-item text:start-value="1">
          <text:p text:style-name="P8">Usuário consultou uma turma;</text:p>
        </text:list-item>
        <text:list-item>
          <text:p text:style-name="P8">Sistema adicionou no log de auditoria a seguinte informação para o usuário logado: “Consultada turma do curso <text:span text:style-name="T1">TASI (Tecnologia em Sistemas Informatizados)</text:span><text:span text:style-name="T2">, Período Letivo </text:span><text:span text:style-name="T1">2011.1</text:span><text:span text:style-name="T2">, disciplina </text:span><text:span text:style-name="T1">AL1 – Algoritmos e Linguagens de Programação I</text:span><text:span text:style-name="T2">, Turno </text:span><text:span text:style-name="T1">TARDE</text:span><text:span text:style-name="T2">, Grade </text:span><text:span text:style-name="T1">A</text:span><text:span text:style-name="T2">, situação </text:span><text:span text:style-name="T1">CONFIRMADA</text:span><text:span text:style-name="T2">.</text:span></text:p>
        </text:list-item>
      </text:list>
      <text:h text:style-name="P12" text:outline-level="3">Regras de Negócio</text:h>
      <text:p text:style-name="P5">Não se apl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arcio Belo</dc:creator>
    <dc:date>2011-04-29T20:56:31.40</dc:date>
    <meta:editing-cycles>25</meta:editing-cycles>
    <meta:editing-duration>PT07H51M37S</meta:editing-duration>
    <meta:generator>BrOffice.org/3.2$Win32 OpenOffice.org_project/320m18$Build-9502</meta:generator>
    <meta:document-statistic meta:table-count="2" meta:image-count="0" meta:object-count="0" meta:page-count="2" meta:paragraph-count="110" meta:word-count="657" meta:character-count="3871"/>
    <meta:user-defined meta:name="_DocHome" meta:value-type="float">1971586133</meta:user-defined>
  </office:meta>
</office:document-meta>
</file>